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21409a" fo:font-size="15pt" fo:font-style="italic" fo:font-weight="bold" officeooo:rsid="000abd74" officeooo:paragraph-rsid="000abd74" style:font-size-asian="15pt" style:font-style-asian="italic" style:font-weight-asian="bold" style:font-size-complex="15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size="13pt" fo:font-style="italic" fo:font-weight="bold" officeooo:rsid="000abd74" officeooo:paragraph-rsid="000abd74" style:font-size-asian="13pt" style:font-style-asian="italic" style:font-weight-asian="bold" style:font-size-complex="13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fo:font-size="13pt" fo:font-style="italic" fo:font-weight="bold" officeooo:rsid="000e3b17" officeooo:paragraph-rsid="000e3b17" style:font-size-asian="13pt" style:font-style-asian="italic" style:font-weight-asian="bold" style:font-size-complex="13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size="13pt" fo:font-style="italic" fo:font-weight="bold" officeooo:rsid="0012248b" officeooo:paragraph-rsid="0012248b" style:font-size-asian="13pt" style:font-style-asian="italic" style:font-weight-asian="bold" style:font-size-complex="13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fo:font-size="13pt" fo:font-style="italic" fo:font-weight="bold" officeooo:rsid="00141acb" officeooo:paragraph-rsid="00141acb" style:font-size-asian="13pt" style:font-style-asian="italic" style:font-weight-asian="bold" style:font-size-complex="13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size="13pt" fo:font-style="italic" style:text-underline-style="none" fo:font-weight="bold" officeooo:rsid="0012248b" officeooo:paragraph-rsid="0012248b" style:font-size-asian="13pt" style:font-style-asian="italic" style:font-weight-asian="bold" style:font-size-complex="13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fo:font-size="12pt" fo:font-style="italic" fo:font-weight="bold" officeooo:rsid="000abd74" officeooo:paragraph-rsid="000abd74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fo:font-size="12pt" fo:font-style="italic" fo:font-weight="bold" officeooo:rsid="000c16ed" officeooo:paragraph-rsid="000c16ed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fo:font-size="12pt" fo:font-style="italic" fo:font-weight="bold" officeooo:rsid="000e3b17" officeooo:paragraph-rsid="000e3b17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fo:font-size="12pt" fo:font-style="italic" fo:font-weight="bold" officeooo:rsid="00141acb" officeooo:paragraph-rsid="000c16ed" style:font-size-asian="12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fo:font-size="12pt" fo:font-style="italic" fo:font-weight="bold" officeooo:rsid="00141acb" officeooo:paragraph-rsid="00141acb" style:font-size-asian="12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0abd74" officeooo:paragraph-rsid="000abd74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0c16ed" officeooo:paragraph-rsid="000abd74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0e3b17" officeooo:paragraph-rsid="000e3b17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12248b" officeooo:paragraph-rsid="0012248b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141acb" officeooo:paragraph-rsid="00141acb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0c16ed" officeooo:paragraph-rsid="000c16ed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12248b" officeooo:paragraph-rsid="0012248b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ize="15pt" fo:font-style="italic" fo:font-weight="bold" officeooo:rsid="000abd74" officeooo:paragraph-rsid="000abd74" style:font-size-asian="15pt" style:font-style-asian="italic" style:font-weight-asian="bold" style:font-size-complex="15pt" style:font-style-complex="italic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fo:font-size="15pt" fo:font-style="italic" fo:font-weight="bold" officeooo:rsid="000c16ed" officeooo:paragraph-rsid="000c16ed" style:font-size-asian="15pt" style:font-style-asian="italic" style:font-weight-asian="bold" style:font-size-complex="15pt" style:font-style-complex="italic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fo:font-size="15pt" fo:font-style="italic" fo:font-weight="bold" officeooo:rsid="000e3b17" officeooo:paragraph-rsid="000e3b17" style:font-size-asian="15pt" style:font-style-asian="italic" style:font-weight-asian="bold" style:font-size-complex="15pt" style:font-style-complex="italic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fo:font-size="15pt" fo:font-style="italic" style:text-underline-style="none" fo:font-weight="bold" officeooo:rsid="00141acb" officeooo:paragraph-rsid="00141acb" style:font-size-asian="15pt" style:font-style-asian="italic" style:font-weight-asian="bold" style:font-size-complex="15pt" style:font-style-complex="italic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0e3b17" officeooo:paragraph-rsid="000c16ed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141acb" officeooo:paragraph-rsid="00141acb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ize="12pt" fo:font-style="italic" fo:font-weight="bold" officeooo:rsid="00141acb" officeooo:paragraph-rsid="00141acb" style:font-size-asian="12pt" style:font-style-asian="italic" style:font-weight-asian="bold" style:font-size-complex="12pt" style:font-style-complex="italic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fo:font-size="14pt" fo:font-style="italic" fo:font-weight="bold" officeooo:rsid="0015ea64" officeooo:paragraph-rsid="0015ea64" style:font-size-asian="14pt" style:font-style-asian="italic" style:font-weight-asian="bold" style:font-size-complex="14pt" style:font-style-complex="italic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fo:font-size="14pt" fo:font-style="italic" fo:font-weight="bold" officeooo:rsid="0016f44f" officeooo:paragraph-rsid="0016f44f" style:font-size-asian="14pt" style:font-style-asian="italic" style:font-weight-asian="bold" style:font-size-complex="14pt" style:font-style-complex="italic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fo:font-size="15pt" fo:font-style="italic" fo:font-weight="bold" officeooo:rsid="0015ea64" officeooo:paragraph-rsid="0015ea64" style:font-size-asian="15pt" style:font-style-asian="italic" style:font-weight-asian="bold" style:font-size-complex="15pt" style:font-style-complex="italic" style:font-weight-complex="bold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0e3b17" style:font-style-asian="normal" style:font-weight-asian="normal" style:font-style-complex="normal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6f44f" style:font-size-asian="12pt" style:font-size-complex="12pt"/>
    </style:style>
    <style:style style:name="T5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normal" fo:font-weight="normal" officeooo:rsid="000c16ed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style="normal" fo:font-weight="normal" officeooo:rsid="0016f44f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style:font-size-asian="12pt" style:font-style-asian="normal" style:font-size-complex="12pt" style:font-style-complex="normal"/>
    </style:style>
    <style:style style:name="T9" style:family="text">
      <style:text-properties fo:font-size="12pt" fo:font-style="normal" officeooo:rsid="0016f44f" style:font-size-asian="12pt" style:font-style-asian="normal" style:font-size-complex="12pt" style:font-style-complex="normal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officeooo:rsid="000fed53"/>
    </style:style>
    <style:style style:name="T12" style:family="text">
      <style:text-properties officeooo:rsid="0012248b"/>
    </style:style>
    <style:style style:name="T13" style:family="text">
      <style:text-properties officeooo:rsid="00141ac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maine 3 Décembre</text:p>
      <text:p text:style-name="P1"/>
      <text:p text:style-name="P19">16/12</text:p>
      <text:p text:style-name="P1"/>
      <text:p text:style-name="P1"/>
      <text:p text:style-name="P7">Objectifs et livrables du jour:</text:p>
      <text:p text:style-name="P7"/>
      <text:p text:style-name="P7">-<text:span text:style-name="T1"> Continuation sur le projet Micro-pousse</text:span></text:p>
      <text:p text:style-name="P12">- Réalisation du dictionnaires des données</text:p>
      <text:p text:style-name="P12">- Faire le modèle conceptuelle</text:p>
      <text:p text:style-name="P12"/>
      <text:p text:style-name="P2">Outils utilisés:</text:p>
      <text:p text:style-name="P2"/>
      <text:p text:style-name="P2">- <text:span text:style-name="T5">LibreOffice Calc</text:span></text:p>
      <text:p text:style-name="P12"/>
      <text:p text:style-name="P12"/>
      <text:p text:style-name="P7">Difficultés rencontrés:</text:p>
      <text:p text:style-name="P7"/>
      <text:p text:style-name="P2"><text:span text:style-name="T3">-</text:span><text:span text:style-name="T6"> Trouver les bonnes entités</text:span></text:p>
      <text:p text:style-name="P13"/>
      <text:p text:style-name="P20">17/12</text:p>
      <text:p text:style-name="P20"/>
      <text:p text:style-name="P8">Objectifs et livrables du jour:</text:p>
      <text:p text:style-name="P8"/>
      <text:p text:style-name="P8">-<text:span text:style-name="T2">Continuation sur le projet micro pousse finition du dictionnaires des données, commencement de la réalisation du modèle conceptuelle des données</text:span></text:p>
      <text:p text:style-name="P23">-Alimentation du trello </text:p>
      <text:p text:style-name="P23"/>
      <text:p text:style-name="P3">Outils utilisés:</text:p>
      <text:p text:style-name="P3"/>
      <text:p text:style-name="P14">- Papiers et utilisation de Workbench</text:p>
      <text:p text:style-name="P14"/>
      <text:p text:style-name="P3">Difficultés rencontrés:</text:p>
      <text:p text:style-name="P3"/>
      <text:p text:style-name="P14">- Se mettre d’accord sur les entités</text:p>
      <text:p text:style-name="P14"/>
      <text:p text:style-name="P21">18/12</text:p>
      <text:p text:style-name="P21"/>
      <text:p text:style-name="P9">Objectifs et livrables du jour:</text:p>
      <text:p text:style-name="P9"/>
      <text:p text:style-name="P14">- <text:span text:style-name="T11">Réalisation du modèle conceptuelle, et relationnelle</text:span></text:p>
      <text:p text:style-name="P14">- <text:span text:style-name="T12">Finalisation du projet</text:span></text:p>
      <text:p text:style-name="P14"/>
      <text:p text:style-name="P4">Outils utilisé:</text:p>
      <text:p text:style-name="P4"/>
      <text:p text:style-name="P15">- Workbench</text:p>
      <text:p text:style-name="P17">- <text:span text:style-name="T12">LibreOffice</text:span></text:p>
      <text:p text:style-name="P17"/>
      <text:p text:style-name="P17"/>
      <text:p text:style-name="P6"><text:soft-page-break/>Difficultés rencontrés:</text:p>
      <text:p text:style-name="P6"/>
      <text:p text:style-name="P18">- Pause <text:span text:style-name="T13">des cardinalités</text:span></text:p>
      <text:p text:style-name="P18"/>
      <text:p text:style-name="P22">19/12</text:p>
      <text:p text:style-name="P10"/>
      <text:p text:style-name="P11">Objectifs et livrables du jour:</text:p>
      <text:p text:style-name="P11"/>
      <text:p text:style-name="P16">- Terminaison du projet avec Workbench, mise en dépôt sur Git</text:p>
      <text:p text:style-name="P16">- Aménagement de sa RoadMap sur Trello</text:p>
      <text:p text:style-name="P16">- Approfondissement d’acquisition de Read the docs</text:p>
      <text:p text:style-name="P16"/>
      <text:p text:style-name="P16"/>
      <text:p text:style-name="P11">Outils utilisés:</text:p>
      <text:p text:style-name="P11"/>
      <text:p text:style-name="P5"><text:span text:style-name="T3">- </text:span><text:span text:style-name="T5">Workbench</text:span></text:p>
      <text:p text:style-name="P16">- Trello</text:p>
      <text:p text:style-name="P16">- Github</text:p>
      <text:p text:style-name="P16"/>
      <text:p text:style-name="P11">Difficultés rencontrés:</text:p>
      <text:p text:style-name="P11"/>
      <text:p text:style-name="P16">- Acquisition de la pratique de read the docs</text:p>
      <text:p text:style-name="P16"/>
      <text:p text:style-name="P28">20/12(Orienté business)</text:p>
      <text:p text:style-name="P16"/>
      <text:p text:style-name="P26"><text:span text:style-name="T3">Objectifs et livrables du jour:</text:span></text:p>
      <text:p text:style-name="P26"><text:span text:style-name="T3"/></text:p>
      <text:p text:style-name="P26"><text:span text:style-name="T3">-</text:span><text:span text:style-name="T5"> Activité sur Trello </text:span><text:span text:style-name="T7">visualisation des roadmap de chacun, présentation des prochains logiciels à voir</text:span></text:p>
      <text:p text:style-name="P26"><text:span text:style-name="T7">- Démarrer la bibliothèque sur Read the docs</text:span></text:p>
      <text:p text:style-name="P26"><text:span text:style-name="T7"/></text:p>
      <text:p text:style-name="P27"><text:span text:style-name="T3">Outils utilisés:</text:span></text:p>
      <text:p text:style-name="P27"><text:span text:style-name="T3"/></text:p>
      <text:p text:style-name="P27"><text:span text:style-name="T3">-</text:span><text:span text:style-name="T5"> Trello</text:span></text:p>
      <text:p text:style-name="P27"><text:span text:style-name="T5">- Read the docs</text:span></text:p>
      <text:p text:style-name="P27"><text:span text:style-name="T5"/></text:p>
      <text:p text:style-name="P27"><text:span text:style-name="T5"/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09:34:53.606026310</meta:creation-date>
    <dc:date>2019-12-23T11:33:09.324832872</dc:date>
    <meta:editing-duration>P1DT13H36M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45" meta:word-count="201" meta:character-count="1304" meta:non-whitespace-character-count="1147"/>
  </office:meta>
</office:document-meta>
</file>